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G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13" style:family="table-row">
      <style:table-row-properties style:min-row-height="0.557cm"/>
    </style:style>
    <style:style style:name="Таблиця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23" style:family="table-row">
      <style:table-row-properties style:min-row-height="0.681cm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officeooo:paragraph-rsid="003991e3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12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13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14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15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16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17" style:family="paragraph" style:parent-style-name="Table_20_Contents">
      <style:text-properties officeooo:rsid="000bac82" officeooo:paragraph-rsid="0069f8c3"/>
    </style:style>
    <style:style style:name="P18" style:family="paragraph" style:parent-style-name="Table_20_Contents">
      <style:text-properties officeooo:paragraph-rsid="003991e3"/>
    </style:style>
    <style:style style:name="P19" style:family="paragraph" style:parent-style-name="Table_20_Contents">
      <style:text-properties officeooo:paragraph-rsid="00694122"/>
    </style:style>
    <style:style style:name="P20" style:family="paragraph" style:parent-style-name="Table_20_Contents">
      <style:text-properties officeooo:paragraph-rsid="0069f8c3"/>
    </style:style>
    <style:style style:name="P21" style:family="paragraph" style:parent-style-name="Table_20_Contents">
      <style:paragraph-properties fo:text-align="center" style:justify-single-word="false"/>
      <style:text-properties officeooo:rsid="006e6033" officeooo:paragraph-rsid="006e6033"/>
    </style:style>
    <style:style style:name="P22" style:family="paragraph" style:parent-style-name="Table_20_Contents">
      <style:paragraph-properties fo:text-align="center" style:justify-single-word="false"/>
      <style:text-properties officeooo:rsid="007035c2" officeooo:paragraph-rsid="007035c2"/>
    </style:style>
    <style:style style:name="P23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2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7492e0" style:font-size-asian="14pt" style:font-name-complex="Times New Roman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7492e0" style:font-size-asian="14pt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29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7492e0"/>
    </style:style>
    <style:style style:name="P31" style:family="paragraph" style:parent-style-name="Standard">
      <style:paragraph-properties fo:line-height="100%"/>
      <style:text-properties officeooo:paragraph-rsid="003991e3"/>
    </style:style>
    <style:style style:name="P32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3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1" style:font-size-asian="10pt" style:font-style-asian="italic" style:font-weight-asian="bold" style:font-name-complex="Times New Roman1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3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3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44" style:family="paragraph" style:parent-style-name="Table_20_Contents">
      <style:text-properties fo:font-size="10.5pt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47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48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53" style:family="paragraph" style:parent-style-name="Table_20_Contents">
      <style:paragraph-properties fo:text-align="center" style:justify-single-word="false"/>
      <style:text-properties fo:font-size="10.5pt" officeooo:rsid="006e6033" officeooo:paragraph-rsid="006e6033" style:font-size-asian="10.5pt" style:font-size-complex="10.5pt"/>
    </style:style>
    <style:style style:name="P54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6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6e6033" style:font-size-asian="10.5pt" style:font-style-asian="normal" style:font-weight-asian="bold" style:font-size-complex="10.5pt" style:font-weight-complex="bold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70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1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7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172f7" style:font-size-asian="10.5pt" style:font-style-asian="normal" style:font-weight-asian="normal" style:font-size-complex="10.5pt" style:font-style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officeooo:paragraph-rsid="00645634" style:font-size-asian="10.5pt" style:font-style-asian="normal" style:font-weight-asian="normal" style:font-size-complex="10.5pt" style:font-style-complex="normal" style:font-weight-complex="normal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6033" officeooo:paragraph-rsid="006e6033" style:font-size-asian="10.5pt" style:font-style-asian="normal" style:font-weight-asian="normal" style:font-size-complex="10.5pt" style:font-style-complex="normal" style:font-weight-complex="normal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91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92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P93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1" style:font-size-asian="10pt" style:font-style-asian="italic" style:font-weight-asian="normal" style:font-name-complex="Times New Roman1" style:font-size-complex="10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e6033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3" style:family="text">
      <style:text-properties officeooo:rsid="0023c526"/>
    </style:style>
    <style:style style:name="T24" style:family="text">
      <style:text-properties officeooo:rsid="00282cca"/>
    </style:style>
    <style:style style:name="T25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6" style:family="text">
      <style:text-properties style:font-name="Times New Roman" style:font-name-asian="Times New Roman1" style:font-name-complex="Times New Roman1"/>
    </style:style>
    <style:style style:name="T2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8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7713a3" style:font-size-asian="14pt" style:font-name-complex="Times New Roman" style:font-size-complex="12pt"/>
    </style:style>
    <style:style style:name="T30" style:family="text">
      <style:text-properties style:font-name="Times New Roman" fo:font-size="14pt" fo:language="uk" fo:country="UA" officeooo:rsid="00679843" style:font-size-asian="14pt" style:font-name-complex="Times New Roman" style:font-size-complex="12pt"/>
    </style:style>
    <style:style style:name="T31" style:family="text">
      <style:text-properties style:font-name-asian="Times New Roman1" style:font-name-complex="Times New Roman1"/>
    </style:style>
    <style:style style:name="T32" style:family="text">
      <style:text-properties officeooo:rsid="00282cca" style:font-name-asian="Times New Roman1" style:font-name-complex="Times New Roman1"/>
    </style:style>
    <style:style style:name="T33" style:family="text">
      <style:text-properties style:font-name-asian="Times New Roman1" style:font-name-complex="Times New Roman1" style:font-style-complex="normal" style:font-weight-complex="normal"/>
    </style:style>
    <style:style style:name="T34" style:family="text">
      <style:text-properties officeooo:rsid="00626ac0" style:font-name-asian="Times New Roman1" style:font-name-complex="Times New Roman1"/>
    </style:style>
    <style:style style:name="T35" style:family="text">
      <style:text-properties officeooo:rsid="002e1b18"/>
    </style:style>
    <style:style style:name="T36" style:family="text">
      <style:text-properties officeooo:rsid="00181cf4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5df150" style:font-style-complex="normal"/>
    </style:style>
    <style:style style:name="T41" style:family="text">
      <style:text-properties officeooo:rsid="0023c526" style:font-style-complex="normal"/>
    </style:style>
    <style:style style:name="T42" style:family="text">
      <style:text-properties officeooo:rsid="006178ed" style:font-style-complex="normal"/>
    </style:style>
    <style:style style:name="T43" style:family="text">
      <style:text-properties officeooo:rsid="0063fabd" style:font-style-complex="normal"/>
    </style:style>
    <style:style style:name="T44" style:family="text">
      <style:text-properties officeooo:rsid="00645634" style:font-style-complex="normal"/>
    </style:style>
    <style:style style:name="T45" style:family="text">
      <style:text-properties fo:language="en" fo:country="US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2c9457"/>
    </style:style>
    <style:style style:name="T48" style:family="text">
      <style:text-properties fo:language="uk" fo:country="UA" officeooo:rsid="0021a7d8"/>
    </style:style>
    <style:style style:name="T49" style:family="text">
      <style:text-properties fo:language="uk" fo:country="UA" fo:font-weight="bold" style:font-weight-asian="bold" style:font-weight-complex="bold"/>
    </style:style>
    <style:style style:name="T50" style:family="text">
      <style:text-properties fo:language="uk" fo:country="UA" fo:font-weight="bold" officeooo:rsid="002c9457" style:font-weight-asian="bold" style:font-weight-complex="bold"/>
    </style:style>
    <style:style style:name="T51" style:family="text">
      <style:text-properties fo:language="uk" fo:country="UA" fo:font-weight="bold" officeooo:rsid="007035c2" style:font-weight-asian="bold" style:font-weight-complex="bold"/>
    </style:style>
    <style:style style:name="T52" style:family="text">
      <style:text-properties fo:language="uk" fo:country="UA" fo:font-weight="normal" officeooo:rsid="0021a7d8" style:font-weight-asian="normal" style:font-weight-complex="normal"/>
    </style:style>
    <style:style style:name="T53" style:family="text">
      <style:text-properties fo:language="uk" fo:country="UA" fo:font-weight="normal" officeooo:rsid="0069f8c3" style:font-weight-asian="normal" style:font-weight-complex="normal"/>
    </style:style>
    <style:style style:name="T54" style:family="text">
      <style:text-properties fo:language="uk" fo:country="UA" officeooo:rsid="0058499d"/>
    </style:style>
    <style:style style:name="T55" style:family="text">
      <style:text-properties fo:language="uk" fo:country="UA" officeooo:rsid="00663b9c"/>
    </style:style>
    <style:style style:name="T56" style:family="text">
      <style:text-properties fo:language="uk" fo:country="UA" officeooo:rsid="00694122"/>
    </style:style>
    <style:style style:name="T57" style:family="text">
      <style:text-properties officeooo:rsid="003b8003"/>
    </style:style>
    <style:style style:name="T58" style:family="text">
      <style:text-properties officeooo:rsid="000f0310"/>
    </style:style>
    <style:style style:name="T59" style:family="text">
      <style:text-properties officeooo:rsid="0010dd33"/>
    </style:style>
    <style:style style:name="T60" style:family="text">
      <style:text-properties officeooo:rsid="00117476"/>
    </style:style>
    <style:style style:name="T61" style:family="text">
      <style:text-properties officeooo:rsid="0014585f"/>
    </style:style>
    <style:style style:name="T62" style:family="text">
      <style:text-properties officeooo:rsid="0042ad5b"/>
    </style:style>
    <style:style style:name="T63" style:family="text">
      <style:text-properties officeooo:rsid="00464a7d"/>
    </style:style>
    <style:style style:name="T64" style:family="text">
      <style:text-properties officeooo:rsid="0049d299"/>
    </style:style>
    <style:style style:name="T65" style:family="text">
      <style:text-properties officeooo:rsid="004bcbd5"/>
    </style:style>
    <style:style style:name="T66" style:family="text">
      <style:text-properties officeooo:rsid="0053ed7c"/>
    </style:style>
    <style:style style:name="T67" style:family="text">
      <style:text-properties officeooo:rsid="0058499d"/>
    </style:style>
    <style:style style:name="T68" style:family="text">
      <style:text-properties officeooo:rsid="005ae0aa"/>
    </style:style>
    <style:style style:name="T69" style:family="text">
      <style:text-properties officeooo:rsid="005df150"/>
    </style:style>
    <style:style style:name="T70" style:family="text">
      <style:text-properties officeooo:rsid="005ef863"/>
    </style:style>
    <style:style style:name="T71" style:family="text">
      <style:text-properties officeooo:rsid="0060522a" style:font-weight-complex="normal"/>
    </style:style>
    <style:style style:name="T72" style:family="text">
      <style:text-properties officeooo:rsid="00614943"/>
    </style:style>
    <style:style style:name="T73" style:family="text">
      <style:text-properties officeooo:rsid="00663b9c"/>
    </style:style>
    <style:style style:name="T74" style:family="text">
      <style:text-properties officeooo:rsid="00679843"/>
    </style:style>
    <style:style style:name="T75" style:family="text">
      <style:text-properties officeooo:rsid="00694122"/>
    </style:style>
    <style:style style:name="T76" style:family="text">
      <style:text-properties officeooo:rsid="0023c526" style:font-style-complex="italic"/>
    </style:style>
    <style:style style:name="T77" style:family="text">
      <style:text-properties officeooo:rsid="001331e3"/>
    </style:style>
    <style:style style:name="T78" style:family="text">
      <style:text-properties officeooo:rsid="007713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office:value-type="string">
            <text:p text:style-name="P40">№ Уроку</text:p>
          </table:table-cell>
          <table:table-cell table:style-name="Таблиця1.A1" office:value-type="string">
            <text:p text:style-name="P40">№ Теми</text:p>
          </table:table-cell>
          <table:table-cell table:style-name="Таблиця1.A1" office:value-type="string">
            <text:p text:style-name="P41">Тема урока</text:p>
          </table:table-cell>
          <table:table-cell table:style-name="Таблиця1.A1" office:value-type="string">
            <text:p text:style-name="P41"/>
          </table:table-cell>
          <table:table-cell table:style-name="Таблиця1.A1" office:value-type="string">
            <text:p text:style-name="P42"><text:span text:style-name="T68">6</text:span>-<text:span text:style-name="T63">А</text:span></text:p>
          </table:table-cell>
          <table:table-cell table:style-name="Таблиця1.A1" office:value-type="string">
            <text:p text:style-name="P42"><text:span text:style-name="T68">6</text:span>-<text:span text:style-name="T63">Б</text:span></text:p>
          </table:table-cell>
          <table:table-cell table:style-name="Таблиця1.G1" office:value-type="string">
            <text:p text:style-name="P42"/>
          </table:table-cell>
        </table:table-row>
        <table:table-row>
          <table:table-cell table:style-name="Таблиця1.A2" table:number-columns-spanned="7" office:value-type="string">
            <text:p text:style-name="P43">Тема <text:span text:style-name="T23">1</text:span>. <text:span text:style-name="T26">Алгоритми та програми </text:span>(<text:span text:style-name="T64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45">1</text:p>
          </table:table-cell>
          <table:table-cell table:style-name="Таблиця1.A3" office:value-type="string">
            <text:p text:style-name="P45">1</text:p>
          </table:table-cell>
          <table:table-cell table:style-name="Таблиця1.A3" office:value-type="string">
            <text:p text:style-name="P72">Безпека життєдіяльності при роботі з комп'ютером<text:span text:style-name="T14">. </text:span><text:span text:style-name="T33">Поняття про об’єкт у програмуванні. </text:span></text:p>
          </table:table-cell>
          <table:table-cell table:style-name="Таблиця1.A3" table:number-rows-spanned="16" office:value-type="string">
            <text:p text:style-name="P32">Учень/учениця</text:p>
            <text:p text:style-name="P34">Знаннєва складова</text:p>
            <text:p text:style-name="P69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69"><text:span text:style-name="T1">Пояснює</text:span> поняття події та наводить приклади подій та їх опрацювання.</text:p>
            <text:p text:style-name="P69"><text:span text:style-name="T1">Знає і розуміє</text:span> поняття вкладених алгоритмічних структур, наводить приклади їх застосування</text:p>
            <text:p text:style-name="P34">Діяльнісна складова</text:p>
            <text:p text:style-name="P69"><text:span text:style-name="T1">Розкладає</text:span> задачу на підзадачі і розв’язує їх (здійснює декомпозицію задачі).</text:p>
            <text:p text:style-name="P69"><text:span text:style-name="T1">Додає</text:span> об’єкти до програмного проекту.</text:p>
            <text:p text:style-name="P69"><text:span text:style-name="T1">Уміє</text:span> змінювати значення властивостей об’єктів, у тому числі програмно.</text:p>
            <text:p text:style-name="P69"><text:span text:style-name="T1">Уміє</text:span> перевіряти результат виконання програми на відповідність умові задачі.</text:p>
            <text:p text:style-name="P69"><text:span text:style-name="T1">Програмує </text:span>опрацювання подій.</text:p>
            <text:p text:style-name="P69"><text:span text:style-name="T1">Застосовує </text:span>вкладені алгоритмічні структури повторення та розгалуженн</text:p>
            <text:p text:style-name="P34">Ціннісна складова</text:p>
            <text:p text:style-name="P69"><text:span text:style-name="T1">Усвідомлює</text:span> доцільність застосування подійного програмування для розв’язання конкретної задачі.</text:p>
            <text:p text:style-name="P91"><text:span text:style-name="T22">Обґрунтовує</text:span><text:span text:style-name="T15"> необхідність застосування вкладених алгоритмічних структур.</text:span></text:p>
            <text:p text:style-name="P92"/>
            <text:p text:style-name="P92"/>
            <text:p text:style-name="P92"/>
            <text:p text:style-name="P92"/>
          </table:table-cell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5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5">2</text:p>
          </table:table-cell>
          <table:table-cell table:style-name="Таблиця1.A3" office:value-type="string">
            <text:p text:style-name="P45">2</text:p>
          </table:table-cell>
          <table:table-cell table:style-name="Таблиця1.A3" office:value-type="string">
            <text:p text:style-name="P75"><text:span text:style-name="T77">Властивості об’єкта. </text:span><text:span text:style-name="T3">Практична робота №1.</text:span><text:span text:style-name="T35"> Створення обʼєктів. 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5">3</text:p>
          </table:table-cell>
          <table:table-cell table:style-name="Таблиця1.A3" office:value-type="string">
            <text:p text:style-name="P45">3</text:p>
          </table:table-cell>
          <table:table-cell table:style-name="Таблиця1.A3" office:value-type="string">
            <text:p text:style-name="P77">Створення програмних об’єктів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5">4</text:p>
          </table:table-cell>
          <table:table-cell table:style-name="Таблиця1.A3" office:value-type="string">
            <text:p text:style-name="P45">4</text:p>
          </table:table-cell>
          <table:table-cell table:style-name="Таблиця1.A3" office:value-type="string">
            <text:p text:style-name="P89">Поняття події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5">5</text:p>
          </table:table-cell>
          <table:table-cell table:style-name="Таблиця1.A3" office:value-type="string">
            <text:p text:style-name="P45">5</text:p>
          </table:table-cell>
          <table:table-cell table:style-name="Таблиця1.A3" office:value-type="string">
            <text:p text:style-name="P76">Види подій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5">6</text:p>
          </table:table-cell>
          <table:table-cell table:style-name="Таблиця1.A3" office:value-type="string">
            <text:p text:style-name="P45">6</text:p>
          </table:table-cell>
          <table:table-cell table:style-name="Таблиця1.A3" office:value-type="string">
            <text:p text:style-name="P55"><text:span text:style-name="T38">Програмне опрацювання події. </text:span><text:span text:style-name="T3">Практична робота №2. </text:span><text:span text:style-name="T40">Налаштування подій обʼєктів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6">7</text:p>
          </table:table-cell>
          <table:table-cell table:style-name="Таблиця1.A3" office:value-type="string">
            <text:p text:style-name="P46">7</text:p>
          </table:table-cell>
          <table:table-cell table:style-name="Таблиця1.A3" office:value-type="string">
            <text:p text:style-name="P73"><text:span text:style-name="T69">З</text:span>мінювання значень властивостей об’єкта в програмі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6">8</text:p>
          </table:table-cell>
          <table:table-cell table:style-name="Таблиця1.A3" office:value-type="string">
            <text:p text:style-name="P46">8</text:p>
          </table:table-cell>
          <table:table-cell table:style-name="Таблиця1.A3" office:value-type="string">
            <text:p text:style-name="P73">Вкладені алгоритмічні структури повторення та розгалуження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6">9</text:p>
          </table:table-cell>
          <table:table-cell table:style-name="Таблиця1.A3" office:value-type="string">
            <text:p text:style-name="P46">9</text:p>
          </table:table-cell>
          <table:table-cell table:style-name="Таблиця1.A3" office:value-type="string">
            <text:p text:style-name="P61">Узагальнення вивченого з теми <text:span text:style-name="T24">«Алгоритми та програми</text:span><text:span text:style-name="T32">»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7">10</text:p>
          </table:table-cell>
          <table:table-cell table:style-name="Таблиця1.A3" office:value-type="string">
            <text:p text:style-name="P47">10</text:p>
          </table:table-cell>
          <table:table-cell table:style-name="Таблиця1.A3" office:value-type="string">
            <text:p text:style-name="P56">Використання алгоритмічної структури розгалуження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 table:style-name="Таблиця1.13">
          <table:table-cell table:style-name="Таблиця1.A3" office:value-type="string">
            <text:p text:style-name="P47">11</text:p>
          </table:table-cell>
          <table:table-cell table:style-name="Таблиця1.A3" office:value-type="string">
            <text:p text:style-name="P47">11</text:p>
          </table:table-cell>
          <table:table-cell table:style-name="Таблиця1.A3" office:value-type="string">
            <text:p text:style-name="P74"><text:span text:style-name="T5">Практична робота №3. </text:span>Розв’язання задачі методом поділу на підзадачі. <text:span text:style-name="T38">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7">12</text:p>
          </table:table-cell>
          <table:table-cell table:style-name="Таблиця1.A3" office:value-type="string">
            <text:p text:style-name="P47">12</text:p>
          </table:table-cell>
          <table:table-cell table:style-name="Таблиця1.A3" office:value-type="string">
            <text:p text:style-name="P57">Опрацювання подій у програмі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7">13</text:p>
          </table:table-cell>
          <table:table-cell table:style-name="Таблиця1.A3" office:value-type="string">
            <text:p text:style-name="P47">13</text:p>
          </table:table-cell>
          <table:table-cell table:style-name="Таблиця1.A3" office:value-type="string">
            <text:p text:style-name="P60"><text:span text:style-name="T6">Практична робота №</text:span><text:span text:style-name="T7">4</text:span><text:span text:style-name="T6">. </text:span><text:span text:style-name="T71">Створення програм у середовищі Скретч</text:span>. <text:span text:style-name="T23">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7">14</text:p>
          </table:table-cell>
          <table:table-cell table:style-name="Таблиця1.A3" office:value-type="string">
            <text:p text:style-name="P47">14</text:p>
          </table:table-cell>
          <table:table-cell table:style-name="Таблиця1.A3" office:value-type="string">
            <text:p text:style-name="P58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70">алгоритмічних структур. </text:span><text:span text:style-name="T41">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7">15</text:p>
          </table:table-cell>
          <table:table-cell table:style-name="Таблиця1.A3" office:value-type="string">
            <text:p text:style-name="P47">15</text:p>
          </table:table-cell>
          <table:table-cell table:style-name="Таблиця1.A3" office:value-type="string">
            <text:p text:style-name="P59">Захист проекту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6">1<text:span text:style-name="T72">6</text:span></text:p>
          </table:table-cell>
          <table:table-cell table:style-name="Таблиця1.A3" office:value-type="string">
            <text:p text:style-name="P46">1<text:span text:style-name="T72">6</text:span></text:p>
          </table:table-cell>
          <table:table-cell table:style-name="Таблиця1.A3" office:value-type="string">
            <text:p text:style-name="P62"><text:span text:style-name="T24">Узагальнення з теми <text:s/>«Алгоритми та програми</text:span><text:span text:style-name="T32">»</text:span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ext:soft-page-break/>
        <table:table-row>
          <table:table-cell table:style-name="Таблиця1.A2" table:number-columns-spanned="7" office:value-type="string">
            <text:p text:style-name="P28"><text:span text:style-name="T36">Тема 2</text:span>. <text:span text:style-name="T31">Комп’ютерна графіка </text:span>(<text:span text:style-name="T65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48">17</text:p>
          </table:table-cell>
          <table:table-cell table:style-name="Таблиця1.A3" office:value-type="string">
            <text:p text:style-name="P49">1</text:p>
          </table:table-cell>
          <table:table-cell table:style-name="Таблиця1.A3" office:value-type="string">
            <text:p text:style-name="P81">Поняття комп’ютерної графіки. </text:p>
          </table:table-cell>
          <table:table-cell table:style-name="Таблиця1.D20" table:number-rows-spanned="10" office:value-type="string">
            <text:p text:style-name="P37">Учень/учениця</text:p>
            <text:p text:style-name="P35">Знаннєва складова</text:p>
            <text:p text:style-name="P70"><text:span text:style-name="T1">Пояснює</text:span> поняття комп’ютерної графіки.</text:p>
            <text:p text:style-name="P70"><text:span text:style-name="T1">Порівнює</text:span> особливості кодування растрових і векторних зображень.</text:p>
            <text:p text:style-name="P70"><text:span text:style-name="T1">Пояснює</text:span> призначення растрових і векторних графічних редакторів.</text:p>
            <text:p text:style-name="P70"><text:span text:style-name="T1">Наводить приклади</text:span> форматів векторної та растрової графіки.</text:p>
            <text:p text:style-name="P70"><text:span text:style-name="T1">Пояснює</text:span>, як змінюються властивості об’єктів після їх групування і розгруповування</text:p>
            <text:p text:style-name="P35"/>
            <text:p text:style-name="P35">Діяльнісна складова</text:p>
            <text:p text:style-name="P70"><text:span text:style-name="T1">Створює та редагує</text:span> векторні та растрові зображення.</text:p>
            <text:p text:style-name="P70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0"><text:span text:style-name="T1">Групує та розгруповує, обертає, вирівнює та масштабує</text:span> об’єкти на зображенні. </text:p>
            <text:p text:style-name="P70"><text:span text:style-name="T1">Використовує</text:span> шари для створення зображень.</text:p>
            <text:p text:style-name="P70"><text:span text:style-name="T1">Налаштовує</text:span> інструменти та середовище графічного редактора під час створення зображення</text:p>
            <text:p text:style-name="P35">Ціннісна складова</text:p>
            <text:p text:style-name="P93">Обґрунтовує вибір способу подання зображення для різних потреб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18</text:p>
          </table:table-cell>
          <table:table-cell table:style-name="Таблиця1.A3" office:value-type="string">
            <text:p text:style-name="P49">2</text:p>
          </table:table-cell>
          <table:table-cell table:style-name="Таблиця1.A3" office:value-type="string">
            <text:p text:style-name="P78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2">Редагування растрових зображень.</text:span><text:span text:style-name="T38"> 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19</text:p>
          </table:table-cell>
          <table:table-cell table:style-name="Таблиця1.A3" office:value-type="string">
            <text:p text:style-name="P49">3</text:p>
          </table:table-cell>
          <table:table-cell table:style-name="Таблиця1.A3" office:value-type="string">
            <text:p text:style-name="P80"><text:span text:style-name="T5">Практична робота №</text:span><text:span text:style-name="T10">7</text:span><text:span text:style-name="T5">. </text:span><text:span text:style-name="T42">Створення векторних зображень.</text:span><text:span text:style-name="T38"> 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 table:style-name="Таблиця1.23">
          <table:table-cell table:style-name="Таблиця1.A3" office:value-type="string">
            <text:p text:style-name="P48">20</text:p>
          </table:table-cell>
          <table:table-cell table:style-name="Таблиця1.A3" office:value-type="string">
            <text:p text:style-name="P50">4</text:p>
          </table:table-cell>
          <table:table-cell table:style-name="Таблиця1.A3" office:value-type="string">
            <text:p text:style-name="P78">Формати файлів растрових і векторних зображень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21</text:p>
          </table:table-cell>
          <table:table-cell table:style-name="Таблиця1.A3" office:value-type="string">
            <text:p text:style-name="P50">5</text:p>
          </table:table-cell>
          <table:table-cell table:style-name="Таблиця1.A3" office:value-type="string">
            <text:p text:style-name="P78">Налаштування параметрів та перетворення формату готового зображення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22</text:p>
          </table:table-cell>
          <table:table-cell table:style-name="Таблиця1.A3" office:value-type="string">
            <text:p text:style-name="P50">6</text:p>
          </table:table-cell>
          <table:table-cell table:style-name="Таблиця1.A3" office:value-type="string">
            <text:p text:style-name="P78">Особливості побудови й опрацювання векторних зображень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23</text:p>
          </table:table-cell>
          <table:table-cell table:style-name="Таблиця1.A3" office:value-type="string">
            <text:p text:style-name="P51">7</text:p>
          </table:table-cell>
          <table:table-cell table:style-name="Таблиця1.A3" office:value-type="string">
            <text:p text:style-name="P78">Побудова зображення з графічних примітивів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24</text:p>
          </table:table-cell>
          <table:table-cell table:style-name="Таблиця1.A3" office:value-type="string">
            <text:p text:style-name="P51">8</text:p>
          </table:table-cell>
          <table:table-cell table:style-name="Таблиця1.A3" office:value-type="string">
            <text:p text:style-name="P79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25</text:p>
          </table:table-cell>
          <table:table-cell table:style-name="Таблиця1.A3" office:value-type="string">
            <text:p text:style-name="P51">9</text:p>
          </table:table-cell>
          <table:table-cell table:style-name="Таблиця1.A3" office:value-type="string">
            <text:p text:style-name="P79">Додавання тексту до графічних зображень та його форматування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26</text:p>
          </table:table-cell>
          <table:table-cell table:style-name="Таблиця1.A3" office:value-type="string">
            <text:p text:style-name="P51">1<text:span text:style-name="T66">0</text:span></text:p>
          </table:table-cell>
          <table:table-cell table:style-name="Таблиця1.A3" office:value-type="string">
            <text:p text:style-name="P64"><text:span text:style-name="T24">Узагальнення з теми </text:span><text:span text:style-name="T34">Комп'ютерна графіка.</text:span></text:p>
            <text:p text:style-name="P65"/>
            <text:p text:style-name="P65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2" table:number-columns-spanned="7" office:value-type="string">
            <text:p text:style-name="P29"><text:span text:style-name="T20">Тема </text:span><text:span text:style-name="T21">3</text:span><text:span text:style-name="T20">. </text:span><text:span text:style-name="T16"><text:s/></text:span><text:span text:style-name="T18">Комп'ютерні презентації</text:span><text:span text:style-name="T16"> </text:span><text:span text:style-name="T17">(</text:span><text:span text:style-name="T19">9</text:span><text:span text:style-name="T17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48">27</text:p>
          </table:table-cell>
          <table:table-cell table:style-name="Таблиця1.A3" office:value-type="string">
            <text:p text:style-name="P49">1</text:p>
          </table:table-cell>
          <table:table-cell table:style-name="Таблиця1.A3" office:value-type="string">
            <text:p text:style-name="P84">Програмне забезпечення для створення й відтворення комп’ютерних презентацій.</text:p>
          </table:table-cell>
          <table:table-cell table:style-name="Таблиця1.D20" table:number-rows-spanned="9" office:value-type="string">
            <text:p text:style-name="P38">Учень/учениця</text:p>
            <text:p text:style-name="P39">Знаннєва складова</text:p>
            <text:p text:style-name="P71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1"><text:span text:style-name="T1">Наводить приклади</text:span> об’єктів презентації, їх властивостей і типів слайдів.</text:p>
            <text:p text:style-name="P71">Називає етапи створення презентації і правила компонування її об’єктів.</text:p>
            <text:p text:style-name="P71"><text:span text:style-name="T1">Знає</text:span> принципи естетичного оформлення слайдів</text:p>
            <text:p text:style-name="P36"><text:soft-page-break/>Діяльнісна складова</text:p>
            <text:p text:style-name="P71"><text:span text:style-name="T1">Створює</text:span> презентацію та налаштовує її показ.</text:p>
            <text:p text:style-name="P71"><text:span text:style-name="T1">Використовує</text:span> гіперпосилання, ефекти зміни слайдів та анімації.</text:p>
            <text:p text:style-name="P71"><text:span text:style-name="T1">Планує </text:span>представлення презентації та виступає з нею перед аудиторією</text:p>
            <text:p text:style-name="P36">Ціннісна складова</text:p>
            <text:p text:style-name="P71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90">Оцінює якість презентації та дотримання вимог до її оформлення</text:p>
          </table:table-cell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28</text:p>
          </table:table-cell>
          <table:table-cell table:style-name="Таблиця1.A3" office:value-type="string">
            <text:p text:style-name="P49">2</text:p>
          </table:table-cell>
          <table:table-cell table:style-name="Таблиця1.A3" office:value-type="string">
            <text:p text:style-name="P87">Етапи створення презентації та вимоги до її оформлення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48">29</text:p>
          </table:table-cell>
          <table:table-cell table:style-name="Таблиця1.A3" office:value-type="string">
            <text:p text:style-name="P49">3</text:p>
          </table:table-cell>
          <table:table-cell table:style-name="Таблиця1.A3" office:value-type="string">
            <text:p text:style-name="P85"><text:span text:style-name="T39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3">творення слайдової презентації</text:span><text:span text:style-name="T37">. </text:span><text:span text:style-name="T38">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52">30</text:p>
          </table:table-cell>
          <table:table-cell table:style-name="Таблиця1.A3" office:value-type="string">
            <text:p text:style-name="P52">4</text:p>
          </table:table-cell>
          <table:table-cell table:style-name="Таблиця1.A3" office:value-type="string">
            <text:p text:style-name="P67"><text:span text:style-name="T76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38">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52">31</text:p>
          </table:table-cell>
          <table:table-cell table:style-name="Таблиця1.A3" office:value-type="string">
            <text:p text:style-name="P52">5</text:p>
          </table:table-cell>
          <table:table-cell table:style-name="Таблиця1.A3" office:value-type="string">
            <text:p text:style-name="P68">Ефекти зміни слайдів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52">32</text:p>
          </table:table-cell>
          <table:table-cell table:style-name="Таблиця1.A3" office:value-type="string">
            <text:p text:style-name="P52">6</text:p>
          </table:table-cell>
          <table:table-cell table:style-name="Таблиця1.A3" office:value-type="string">
            <text:p text:style-name="P86"><text:span text:style-name="T4">Практична робота №</text:span><text:span text:style-name="T12">10</text:span><text:span text:style-name="T4">. </text:span><text:span text:style-name="T13">С</text:span><text:span text:style-name="T43">творення слайдової презентації </text:span><text:span text:style-name="T44">з анімацією</text:span><text:span text:style-name="T37">. </text:span><text:span text:style-name="T38">Інструктаж з БЖД.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52">33</text:p>
          </table:table-cell>
          <table:table-cell table:style-name="Таблиця1.A3" office:value-type="string">
            <text:p text:style-name="P52">7</text:p>
          </table:table-cell>
          <table:table-cell table:style-name="Таблиця1.A3" office:value-type="string">
            <text:p text:style-name="P82">Планування представлення презентації та виступ перед аудиторією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53">34</text:p>
          </table:table-cell>
          <table:table-cell table:style-name="Таблиця1.A3" office:value-type="string">
            <text:p text:style-name="P53">8</text:p>
          </table:table-cell>
          <table:table-cell table:style-name="Таблиця1.A3" office:value-type="string">
            <text:p text:style-name="P83">Захист проектів.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  <table:table-row>
          <table:table-cell table:style-name="Таблиця1.A3" office:value-type="string">
            <text:p text:style-name="P53">35</text:p>
          </table:table-cell>
          <table:table-cell table:style-name="Таблиця1.A3" office:value-type="string">
            <text:p text:style-name="P53">9</text:p>
          </table:table-cell>
          <table:table-cell table:style-name="Таблиця1.A3" office:value-type="string">
            <text:p text:style-name="P88">Узагальнення з теми <text:span text:style-name="T75">Комп'ютерні презентації</text:span></text:p>
          </table:table-cell>
          <table:covered-table-cell/>
          <table:table-cell table:style-name="Таблиця1.A3" office:value-type="string">
            <text:p text:style-name="P4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44"/>
          </table:table-cell>
        </table:table-row>
      </table:table>
      <text:p text:style-name="Standard"/>
      <text:p text:style-name="P10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12">Клас</text:p>
          </table:table-cell>
          <table:table-cell table:style-name="Таблица2.A1" office:value-type="string">
            <text:p text:style-name="P12">Годин на тиждень</text:p>
          </table:table-cell>
          <table:table-cell table:style-name="Таблица2.A1" office:value-type="string">
            <text:p text:style-name="P12">Разом за програмою</text:p>
          </table:table-cell>
          <table:table-cell table:style-name="Таблица2.A1" office:value-type="string">
            <text:p text:style-name="P12">І ч.</text:p>
          </table:table-cell>
          <table:table-cell table:style-name="Таблица2.A1" office:value-type="string">
            <text:p text:style-name="P15"><text:span text:style-name="Основной_20_шрифт_20_абзаца"><text:span text:style-name="T45">II </text:span></text:span><text:span text:style-name="Основной_20_шрифт_20_абзаца"><text:span text:style-name="T46">2 ч.</text:span></text:span></text:p>
          </table:table-cell>
          <table:table-cell table:style-name="Таблица2.A1" office:value-type="string">
            <text:p text:style-name="P15"><text:span text:style-name="Основной_20_шрифт_20_абзаца"><text:span text:style-name="T45">III</text:span></text:span><text:span text:style-name="Основной_20_шрифт_20_абзаца"><text:span text:style-name="T46"> ч.</text:span></text:span></text:p>
          </table:table-cell>
          <table:table-cell table:style-name="Таблица2.G1" office:value-type="string">
            <text:p text:style-name="P15"><text:span text:style-name="Основной_20_шрифт_20_абзаца"><text:span text:style-name="T45">IV</text:span></text:span><text:span text:style-name="Основной_20_шрифт_20_абзаца"><text:span text:style-name="T46"> ч.</text:span></text:span></text:p>
          </table:table-cell>
        </table:table-row>
        <table:table-row>
          <table:table-cell table:style-name="Таблица2.A2" office:value-type="string">
            <text:p text:style-name="P13"><text:span text:style-name="T73">6</text:span>-А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22">35</text:p>
          </table:table-cell>
          <table:table-cell table:style-name="Таблица2.A2" office:value-type="string">
            <text:p text:style-name="P16">8</text:p>
          </table:table-cell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5">1<text:span text:style-name="T57">0</text:span></text:p>
          </table:table-cell>
          <table:table-cell table:style-name="Таблица2.G2" office:value-type="string">
            <text:p text:style-name="P21">9</text:p>
          </table:table-cell>
        </table:table-row>
        <table:table-row>
          <table:table-cell table:style-name="Таблица2.A2" office:value-type="string">
            <text:p text:style-name="P13"><text:span text:style-name="T73">6</text:span>-Б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22">35</text:p>
          </table:table-cell>
          <table:table-cell table:style-name="Таблица2.A2" office:value-type="string">
            <text:p text:style-name="P16">8</text:p>
          </table:table-cell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5">1<text:span text:style-name="T67">0</text:span></text:p>
          </table:table-cell>
          <table:table-cell table:style-name="Таблица2.G2" office:value-type="string">
            <text:p text:style-name="P21">9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15">Граф<text:span text:style-name="Основной_20_шрифт_20_абзаца"><text:span text:style-name="T46">ік контрольних та практичних робіт </text:span></text:span><text:span text:style-name="Основной_20_шрифт_20_абзаца"><text:span text:style-name="T55">6</text:span></text:span><text:span text:style-name="Основной_20_шрифт_20_абзаца"><text:span text:style-name="T4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12">Тип роботи</text:p>
          </table:table-cell>
          <table:table-cell table:style-name="Таблица3.A2" office:value-type="string">
            <text:p text:style-name="P13"><text:span text:style-name="T73">6</text:span>-А</text:p>
          </table:table-cell>
          <table:table-cell table:style-name="Таблица3.A2" office:value-type="string">
            <text:p text:style-name="P14"><text:span text:style-name="T73">6</text:span>-Б</text:p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8"><text:span text:style-name="Основной_20_шрифт_20_абзаца"><text:span text:style-name="T46">Практична робота №</text:span></text:span><text:span text:style-name="Основной_20_шрифт_20_абзаца"><text:span text:style-name="T47">1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8"><text:span text:style-name="Основной_20_шрифт_20_абзаца"><text:span text:style-name="T46">Практична робота №</text:span></text:span><text:span text:style-name="Основной_20_шрифт_20_абзаца"><text:span text:style-name="T47">2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7"><text:span text:style-name="Основной_20_шрифт_20_абзаца"><text:span text:style-name="T49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8"><text:span text:style-name="Основной_20_шрифт_20_абзаца"><text:span text:style-name="T48">Практична робота №</text:span></text:span><text:span text:style-name="Основной_20_шрифт_20_абзаца"><text:span text:style-name="T47">3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8"><text:span text:style-name="Основной_20_шрифт_20_абзаца"><text:span text:style-name="T48">Практична робота №</text:span></text:span><text:span text:style-name="Основной_20_шрифт_20_абзаца"><text:span text:style-name="T54">4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8"><text:span text:style-name="Основной_20_шрифт_20_абзаца"><text:span text:style-name="T48">Практична робота №</text:span></text:span><text:span text:style-name="Основной_20_шрифт_20_абзаца"><text:span text:style-name="T54">5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7"><text:span text:style-name="Основной_20_шрифт_20_абзаца"><text:span text:style-name="T49">Узагальнення №</text:span></text:span><text:span text:style-name="Основной_20_шрифт_20_абзаца"><text:span text:style-name="T51">2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20"><text:span text:style-name="Основной_20_шрифт_20_абзаца"><text:span text:style-name="T52">Практична робота №</text:span></text:span><text:span text:style-name="Основной_20_шрифт_20_абзаца"><text:span text:style-name="T53">6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20"><text:span text:style-name="Основной_20_шрифт_20_абзаца"><text:span text:style-name="T52">Практична робота №</text:span></text:span><text:span text:style-name="Основной_20_шрифт_20_абзаца"><text:span text:style-name="T53">7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9"><text:span text:style-name="Основной_20_шрифт_20_абзаца"><text:span text:style-name="T50">Узагальнення №</text:span></text:span><text:span text:style-name="Основной_20_шрифт_20_абзаца"><text:span text:style-name="T51">3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9"><text:span text:style-name="Основной_20_шрифт_20_абзаца"><text:span text:style-name="T48">Практична робота №</text:span></text:span><text:span text:style-name="Основной_20_шрифт_20_абзаца"><text:span text:style-name="T56">8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9"><text:span text:style-name="Основной_20_шрифт_20_абзаца"><text:span text:style-name="T48">Практична робота №</text:span></text:span><text:span text:style-name="Основной_20_шрифт_20_абзаца"><text:span text:style-name="T56">9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9"><text:span text:style-name="Основной_20_шрифт_20_абзаца"><text:span text:style-name="T48">Практична робота №</text:span></text:span><text:span text:style-name="Основной_20_шрифт_20_абзаца"><text:span text:style-name="T56">10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9"><text:span text:style-name="Основной_20_шрифт_20_абзаца"><text:span text:style-name="T50">Узагальнення №</text:span></text:span><text:span text:style-name="Основной_20_шрифт_20_абзаца"><text:span text:style-name="T51">4</text:span></text:span></text:p>
          </table:table-cell>
          <table:table-cell table:style-name="Таблица3.A2" office:value-type="string">
            <text:p text:style-name="P11"/>
          </table:table-cell>
          <table:table-cell table:style-name="Таблица3.A2" office:value-type="string">
            <text:p text:style-name="P11"/>
          </table:table-cell>
          <table:table-cell table:style-name="Таблица3.D2" office:value-type="string">
            <text:p text:style-name="P11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4">ПОГОДЖЕНО<text:tab/><text:tab/><text:tab/><text:tab/><text:tab/><text:tab/><text:tab/><text:tab/><text:tab/><text:tab/><text:tab/><text:tab/><text:tab/><text:tab/><text:tab/><text:tab/><text:tab/>ЗАТВЕРДЖЕНО</text:p>
      <text:p text:style-name="P4"><text:span text:style-name="T58">Заступник</text:span> директора _________ М.В. Савіна<text:tab/><text:tab/><text:tab/><text:tab/><text:tab/><text:tab/><text:tab/><text:tab/><text:span text:style-name="T58">Д</text:span>иректор <text:span text:style-name="T58">школи</text:span> ____________ Л.М. Воробйов</text:p>
      <text:p text:style-name="P31"><text:span text:style-name="T27">____________ 201</text:span><text:span text:style-name="T29">9</text:span><text:span text:style-name="T27"> р.<text:tab/><text:tab/><text:tab/><text:tab/><text:tab/><text:tab/><text:tab/><text:tab/><text:tab/><text:tab/><text:tab/><text:tab/><text:tab/><text:tab/><text:tab/>_____________ 201</text:span><text:span text:style-name="T30">9</text:span><text:span text:style-name="T27"> р.</text:span></text:p>
      <text:p text:style-name="P31"><text:span text:style-name="T27">____________ 20</text:span><text:span text:style-name="T29">20</text:span><text:span text:style-name="T27"> р.<text:tab/><text:tab/><text:tab/><text:tab/><text:tab/><text:tab/><text:tab/><text:tab/><text:tab/><text:tab/><text:tab/><text:tab/><text:tab/><text:tab/><text:tab/>_____________ 20</text:span><text:span text:style-name="T29">20</text:span><text:span text:style-name="T27"> р.</text:span></text:p>
      <text:p text:style-name="P8"/>
      <text:p text:style-name="P8"/>
      <text:p text:style-name="P8"/>
      <text:p text:style-name="P6">Календарно-тематичне планування</text:p>
      <text:p text:style-name="P6">з <text:span text:style-name="T62">і</text:span>нформатики для <text:span text:style-name="T74">6 </text:span>класів</text:p>
      <text:p text:style-name="P6"><text:span text:style-name="T58">в</text:span>читель Трубіцина А.Л.</text:p>
      <text:p text:style-name="P6">201<text:span text:style-name="T78">9</text:span>-20<text:span text:style-name="T78">20</text:span> н.р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>Джерело: Програма для загальноосвітніх навчальних закладів.</text:p>
      <text:p text:style-name="P3">Інформатика навчальна програма для учнів <text:span text:style-name="T74">6 </text:span>класу</text:p>
      <text:p text:style-name="P3">загальноосвітніх навчальних закладів <text:span text:style-name="T59">затверджена Міністерством освіти і науки України</text:span></text:p>
      <text:p text:style-name="P5">(Наказ МОН від <text:span text:style-name="T60">07.06.2017 №804</text:span>)</text:p>
      <text:p text:style-name="P5"/>
      <text:p text:style-name="P25"/>
      <text:p text:style-name="P26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8"/>
      <text:p text:style-name="P30"><text:span text:style-name="T27">Погоджено на засіданні </text:span><text:span text:style-name="T28">Ш</text:span><text:span text:style-name="T27">МО <text:tab/><text:tab/><text:tab/>Погоджено на засіданні </text:span><text:span text:style-name="T28">Ш</text:span><text:span text:style-name="T27">МО</text:span></text:p>
      <text:p text:style-name="P24">протокол № _____ від ___________ р. <text:tab/><text:tab/><text:tab/>протокол № _____ від ___________ р.</text:p>
      <text:p text:style-name="P24">кер. <text:span text:style-name="T61">Ш</text:span>МО _________________ В.В. Маляренко <text:tab/><text:tab/><text:tab/>кер. <text:span text:style-name="T61">Ш</text:span>МО _________________ В.В. Маляренко <text:tab/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7T07:26:13.840159941</dc:date>
    <meta:editing-duration>PT1H11M4S</meta:editing-duration>
    <meta:editing-cycles>40</meta:editing-cycles>
    <meta:generator>LibreOffice/6.3.1.2$Linux_X86_64 LibreOffice_project/30$Build-2</meta:generator>
    <meta:print-date>2018-09-21T06:35:40.519840759</meta:print-date>
    <meta:document-statistic meta:table-count="3" meta:image-count="0" meta:object-count="0" meta:page-count="5" meta:paragraph-count="212" meta:word-count="818" meta:character-count="5919" meta:non-whitespace-character-count="5225"/>
  </office:meta>
</office:document-meta>
</file>